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9fc" officeooo:paragraph-rsid="0007b9fc"/>
    </style:style>
    <style:style style:name="P2" style:family="paragraph" style:parent-style-name="Standard">
      <style:text-properties officeooo:rsid="0007b9fc" officeooo:paragraph-rsid="00093182"/>
    </style:style>
    <style:style style:name="P3" style:family="paragraph" style:parent-style-name="Standard">
      <style:text-properties fo:font-style="italic" fo:font-weight="bold" officeooo:rsid="0007b9fc" officeooo:paragraph-rsid="0007b9fc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7b9fc" officeooo:paragraph-rsid="00093182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7b9fc" officeooo:paragraph-rsid="000a3d2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7b9fc" officeooo:paragraph-rsid="00126409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0db3e9" officeooo:paragraph-rsid="000f5a34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paragraph-rsid="0010a602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126409" officeooo:paragraph-rsid="00126409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paragraph-rsid="000db3e9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paragraph-rsid="00126409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fo:font-weight="normal" officeooo:rsid="0007b9fc" officeooo:paragraph-rsid="0009318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7b9fc" officeooo:paragraph-rsid="000a3d2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db3e9" officeooo:paragraph-rsid="000db3e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paragraph-rsid="000a3d2d"/>
    </style:style>
    <style:style style:name="P16" style:family="paragraph" style:parent-style-name="Standard">
      <style:text-properties officeooo:paragraph-rsid="000db3e9"/>
    </style:style>
    <style:style style:name="P17" style:family="paragraph" style:parent-style-name="Standard">
      <style:text-properties officeooo:paragraph-rsid="000f5a34"/>
    </style:style>
    <style:style style:name="P18" style:family="paragraph" style:parent-style-name="Standard">
      <style:text-properties officeooo:paragraph-rsid="00126409"/>
    </style:style>
    <style:style style:name="P19" style:family="paragraph" style:parent-style-name="Standard">
      <style:paragraph-properties fo:break-before="page"/>
      <style:text-properties fo:font-style="italic" fo:font-weight="bold" officeooo:rsid="0007b9fc" officeooo:paragraph-rsid="0007b9fc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normal" fo:font-weight="normal" officeooo:rsid="000db3e9" officeooo:paragraph-rsid="000db3e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07b9fc" officeooo:paragraph-rsid="000db3e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paragraph-rsid="000f5a3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0f5a34" officeooo:paragraph-rsid="000f5a34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f5a34" officeooo:paragraph-rsid="0010a60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214ef" officeooo:paragraph-rsid="0012640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italic" fo:font-weight="bold" officeooo:rsid="000f5a34" officeooo:paragraph-rsid="000f5a34" style:font-style-asian="italic" style:font-weight-asian="bold" style:font-style-complex="italic" style:font-weight-complex="bold"/>
    </style:style>
    <style:style style:name="T1" style:family="text">
      <style:text-properties officeooo:rsid="0007b9fc"/>
    </style:style>
    <style:style style:name="T2" style:family="text">
      <style:text-properties officeooo:rsid="0008094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094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7b9fc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a3d2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b714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db3e9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8094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f5a34" style:font-style-asian="italic" style:font-weight-asian="bold" style:font-style-complex="italic" style:font-weight-complex="bold"/>
    </style:style>
    <style:style style:name="T12" style:family="text">
      <style:text-properties officeooo:rsid="00093182"/>
    </style:style>
    <style:style style:name="T13" style:family="text">
      <style:text-properties officeooo:rsid="000a3d2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db3e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f5a3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7b9f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0a60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214e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26409" style:font-style-asian="normal" style:font-weight-asian="normal" style:font-style-complex="normal" style:font-weight-complex="normal"/>
    </style:style>
    <style:style style:name="T21" style:family="text">
      <style:text-properties officeooo:rsid="000f5a34"/>
    </style:style>
    <style:style style:name="T22" style:family="text">
      <style:text-properties officeooo:rsid="0010a602"/>
    </style:style>
    <style:style style:name="T23" style:family="text">
      <style:text-properties officeooo:rsid="001501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Установка сертификатов </text:p>
      <text:p text:style-name="P1">Command: -rwxrwxrwx 0:0 0 B │ ├── dumpkmap → /bin/busybox </text:p>
      <text:p text:style-name="P1">/bin/sh -c apk add --no-cache ca-certificates </text:p>
      <text:p text:style-name="P1"><text:span text:style-name="T3">Ошибк</text:span><text:span text:style-name="T4">и</text:span>: нет ошибок</text:p>
      <text:p text:style-name="P1"/>
      <text:p text:style-name="P3">2. Установка python</text:p>
      <text:p text:style-name="P1"/>
      <text:p text:style-name="P1">/bin/sh -c set -ex &amp;&amp; apk add --no-cache --virtual .fetch-deps gnupg tar xz &amp;&amp; wget -O python.ta r.xz "https://www.python.org/ftp/python/${PYTHON_VERSION%%[a-z]*}/Python-$PYTHON_VERSION.tar.xz" &amp;&amp; wget -O python.tar.xz.asc "https://www.python.org/ftp/python/${PYTHON_VERSION%%[a-z]*}/Python-$PYTHON_VERSION.tar.xz.asc" &amp;&amp; export GNUPGHOME="$(mktemp -d)" &amp;&amp; gpg --batch --keyserver ha.pool.sks-keyservers.net --recv-keys "$GPG_KEY" &amp;&amp; gpg --batch --verify python.tar.xz.asc python.tar.xz &amp;&amp; { command -v gpgconf &gt; /dev/null &amp;&amp; gpgconf --kill all || :; } &amp;&amp; rm -rf "$GNUPGHOME" python.tar.xz.asc &amp;&amp; mkdir -p /usr/src/python &amp;&amp; tar -xJC /usr/src/python --strip-components=1 -f python.tar.xz &amp;&amp; rm python.tar.xz &amp;&amp; apk a</text:p>
      <text:p text:style-name="P1">dd --no-cache --virtual .build-deps bzip2-dev coreutils dpkg-dev dpkg expat-dev findutils gcc gdbm-dev libc-dev libffi-dev libnsl-dev libtirpc-dev linux-headers make ncurses-dev openssl-dev pax-utils readline-dev sqlite-dev tcl-dev tk tk-dev zlib-dev &amp;&amp; apk del .fetch-</text:p>
      <text:p text:style-name="P1">deps &amp;&amp; cd /usr/src/python &amp;&amp; gnuArch="$(dpkg-architecture --query DEB_BUILD_GNU_TYPE)" &amp;&amp; ./configure --build="$gnuArch" --enable-optimizations --enable-option-checking=fatal --enable-shared --enable-unicode=ucs4 --with-system-expat --with-system-ffi &amp;&amp; make -j "$(nproc)" EXTRA_CFLAGS="-DTHREAD_STACK_SIZE=0x100000" PROFILE_TASK='-m test.regrtest --pgo test_array test_base64 test_binascii test_binhex test_binop test_bytes test_c_locale_coercion test_class test_cmath test_codecs test_compile test_complex test_csv test_decimal test_dict test_float test_fstring test_hashlib test_io test_iter test_json test_long test_math test_memoryview test_pickle test_re test_set test_slice test_struct test_threading test_time test_traceback test_unicode ' &amp;&amp; make install &amp;&amp; find /usr/local -type f -executable -not \( -name'*tkinter*' \) -exec scanelf --needed --nobanner --format '%n#p' '{}' ';' | tr ',' '\n' | sort -u | awk 'system("[ -e /usr/local/lib/" $1 " ]") == 0 { next } { print "so:" $1 }' | xargs -rt apk add --no-cache --virtual .python-rundeps &amp;&amp; apk del .build-deps &amp;&amp; find /usr/local -depth \( \( -type d -a \( -name test -o -name tests -o -name idle_test \) \) -o \( -type f -a \( -name '*.pyc' -o -name'*.pyo' \) \) \) -exec rm -rf '{}' + &amp;&amp; rm -rf /usr/src/python &amp;&amp; python2 --version</text:p>
      <text:p text:style-name="P1"><text:span text:style-name="T3">Ошибк</text:span><text:span text:style-name="T4">и</text:span>: нет ошибок</text:p>
      <text:p text:style-name="P1"/>
      <text:p text:style-name="P4"><text:span text:style-name="T12">3</text:span>. Установка python</text:p>
      <text:p text:style-name="P12">/bin/sh -c set -ex; wget -O get-pip.py "$PYTHON_GET_PIP_URL"; echo "$PYTHON_GET_PIP_SHA256 *get-pip.py " | sha256sum -c -; python get-pip.py --disable-pip-version-check --no-cache-dir "pip==$PYTHON_PI P_VERSION" ; pip --version; find /usr/local -depth \( \( -type d -a \( -name test -o -name tests -o -name idle_test \) \) -o \( -type f -a \( -name '*.pyc' -o -name '*.pyo' \) \) \) -exec rm -r f '{}' +; rm -f get-pip.py </text:p>
      <text:p text:style-name="P2"><text:span text:style-name="T3">Ошибк</text:span><text:span text:style-name="T4">и</text:span>: нет ошибок</text:p>
      <text:p text:style-name="P2"/>
      <text:p text:style-name="P15"><text:span text:style-name="T7">4</text:span><text:span text:style-name="T6">. Установка </text:span><text:span text:style-name="T8">pip.py</text:span></text:p>
      <text:p text:style-name="P13">/bin/sh -c set -ex; wget -O get-pip.py "$PYTHON_GET_PIP_URL"; echo "$PYTHON_GET_PIP_SHA256 *get-pip.py " | sha256sum -c -; python get-pip.py --disable-pip-version-check --no-cache-dir "pip==$PYTHON_PIP_VERSION" ; pip --version; find /usr/local -depth \( \( -type d -a \( -name test -o -name tests -o -name idle_test \) \) -o \( -type f -a \( -name '*.pyc' -o -name '*.pyo' \) \) \) -exec rm -r f '{}' +; rm -f get-pip.py </text:p>
      <text:p text:style-name="P13"><text:s/><text:span text:style-name="T5">Ошибк</text:span><text:span text:style-name="T10">и</text:span><text:span text:style-name="T5">: </text:span>нет ошибок, <text:span text:style-name="T13">единственное, нужно доверять репозиторию т. к. в коде base64 который по хорошему нужно бы проверить (я прошелся несколькими антивирусами и проблем не заметил) </text:span><text:soft-page-break/><text:span text:style-name="T13">https://raw.githubusercontent.com/pypa/get-pip/d59197a3c169cef378a22428a3fa99d33e080a5d/get-pip.py</text:span></text:p>
      <text:p text:style-name="P5"/>
      <text:p text:style-name="P16"><text:span text:style-name="T9">5</text:span><text:span text:style-name="T6">. </text:span><text:span text:style-name="T9">Определяем WORKDIR</text:span></text:p>
      <text:p text:style-name="P14">WORKDIR /usr/src/app</text:p>
      <text:p text:style-name="P10"><text:span text:style-name="T1">Ошибк</text:span><text:span text:style-name="T2">и</text:span><text:span text:style-name="T1">: </text:span><text:span text:style-name="T17">нет ошибок</text:span></text:p>
      <text:p text:style-name="P21"/>
      <text:p text:style-name="P16"><text:span text:style-name="T9">6</text:span><text:span text:style-name="T6">. </text:span><text:span text:style-name="T9">Копируем requirements.txt в /usr/src/app/</text:span></text:p>
      <text:p text:style-name="P14">COPY requirements.txt ./ # buildkit </text:p>
      <text:p text:style-name="P10"><text:span text:style-name="T1">Ошибк</text:span><text:span text:style-name="T2">и</text:span><text:span text:style-name="T1">: </text:span><text:span text:style-name="T17">нет ошибок</text:span></text:p>
      <text:p text:style-name="P21"/>
      <text:p text:style-name="P7">7. <text:span text:style-name="T21">Устанавливаем </text:span>build-base openldap-dev python2-dev</text:p>
      <text:p text:style-name="P22">RUN |1 SECRET_KEY=django-insecure-2q%-kv)rqsy@s4(1gxh#jjgd%!xv_&amp;vkc(fuy^nbso-0()fm=@ /bin/sh -c apk add build-base openldap-dev python2-dev # buildkit </text:p>
      <text:p text:style-name="P11"><text:span text:style-name="T1">Ошибк</text:span><text:span text:style-name="T2">и</text:span><text:span text:style-name="T1">: </text:span><text:span text:style-name="T16">1. </text:span><text:span text:style-name="T15">SECRET_KEY </text:span><text:span text:style-name="T16">передается в открытом виде! Требуется использование docker secret/</text:span><text:span text:style-name="T20">vault/hashicorp</text:span><text:span text:style-name="T16">. 2. Для установки пакетов SECRET_KEY на этом этапе лишний.</text:span></text:p>
      <text:p text:style-name="P23"/>
      <text:p text:style-name="P26">8. Устанавливаем зависимости для python из requirements.txt </text:p>
      <text:p text:style-name="P23">RUN |1 SECRET_KEY=django-insecure-2q%-kv)rqsy@s4(1gxh#jjgd%!xv_&amp;vkc(fuy^nbso-0()fm=@ /bin/sh -c pip insta ll -r requirements.txt # buildkit </text:p>
      <text:p text:style-name="P18"><text:span text:style-name="T6">Ошибк</text:span><text:span text:style-name="T10">и</text:span><text:span text:style-name="T6">: </text:span><text:span text:style-name="T16">1. </text:span><text:span text:style-name="T15">SECRET_KEY </text:span><text:span text:style-name="T16">передается в открытом виде! Требуется использование docker secret/</text:span><text:span text:style-name="T20">vault/hashicorp</text:span><text:span text:style-name="T16">. 2. Для установки зависимостей SECRET_KEY на этом этапе лиший. </text:span></text:p>
      <text:p text:style-name="P23"/>
      <text:p text:style-name="P26">9. Копируем проект в контейнер</text:p>
      <text:p text:style-name="P23">COPY . . # buildkit</text:p>
      <text:p text:style-name="P17"><text:span text:style-name="T11">Ошибк</text:span><text:span text:style-name="T10">и</text:span><text:span text:style-name="T16">: нет ошибок</text:span></text:p>
      <text:p text:style-name="P23"/>
      <text:p text:style-name="P8"><text:span text:style-name="T22">10</text:span><text:span text:style-name="T21">. </text:span><text:span text:style-name="T22">Устанавливаем </text:span><text:span text:style-name="T21">DJANGO_SECRET_KEY </text:span><text:span text:style-name="T22">в файле проекта </text:span><text:span text:style-name="T21">projectX/projectX/settings.py</text:span></text:p>
      <text:p text:style-name="P24"/>
      <text:p text:style-name="P23">RUN |1 SECRET_KEY=django-insecure-2q%-kv)rqsy@s4(1gxh#jjgd%!xv_&amp;vkc(fuy^nbso-0()fm=@ /bin/sh -c sed -i "s</text:p>
      <text:p text:style-name="P23">/DJANGO_SECRET_KEY/$SECRET_KEY/g" projectX/projectX/settings.py # buildkit </text:p>
      <text:p text:style-name="P6">Ошибк<text:span text:style-name="T2">и</text:span>: <text:span text:style-name="T16">1. </text:span><text:span text:style-name="T15">SECRET_KEY </text:span><text:span text:style-name="T16">передается в открытом виде! Требуется использование docker secret/</text:span><text:span text:style-name="T20">vault/hashicorp</text:span><text:span text:style-name="T16">. 2. DJANGO_SECRET_KEY </text:span><text:span text:style-name="T18">находится в файле конфигурации </text:span><text:span text:style-name="T16">settings.py </text:span><text:span text:style-name="T18">в открытом виде с правами -rw-r--r-- и может быть прочитан всеми по пути app/projectX/projectX/settings.py </text:span><text:span text:style-name="T19">Требуется использовать Vault для работы секретами, подробнее в https://hub.docker.com/_/vault</text:span></text:p>
      <text:p text:style-name="P9"><text:span text:style-name="T19">Т</text:span><text:span text:style-name="T14">ак же статья на русском:</text:span></text:p>
      <text:p text:style-name="P25">https://itsecforu.ru/2019/11/14/%F0%9F%94%92-%D0%BA%D0%B0%D0%BA-%D1%87%D0%B8%D1%82%D0%B0%D0%B9%D1%82%D0%B5-%D1%81%D0%B5%D0%BA%D1%80%D0%B5%D1%82%D1%8B-vault-%D0%B8%D0%B7-%D0%BA%D0%BE%D0%BD%D1%82%D0%B5%D0%B9%D0%BD%D0%B5%D1%80%D0%BE/</text:p>
      <text:p text:style-name="P19">Уязвимости, <text:span text:style-name="T23">требуется обновление</text:span>:</text:p>
      <text:p text:style-name="Standard"/>
      <text:p text:style-name="Standard">Testing besedi/test_docker:1.0.0...</text:p>
      <text:p text:style-name="Standard"/>
      <text:p text:style-name="Standard">✗ Low severity vulnerability found in apk-tools/apk-tools</text:p>
      <text:p text:style-name="Standard"><text:s/>Description: CVE-2021-36159</text:p>
      <text:p text:style-name="Standard"><text:s/>Info: https://snyk.io/vuln/SNYK-ALPINE311-APKTOOLS-1534687</text:p>
      <text:p text:style-name="Standard"><text:s/>Introduced through: apk-tools/apk-tools@2.10.4-r3</text:p>
      <text:p text:style-name="Standard"><text:s/>From: apk-tools/apk-tools@2.10.4-r3</text:p>
      <text:p text:style-name="Standard"><text:s/>Fixed in: 2.10.7-r0</text:p>
      <text:p text:style-name="Standard"/>
      <text:p text:style-name="Standard">✗ Medium severity vulnerability found in musl/musl-utils</text:p>
      <text:p text:style-name="Standard"><text:s/>Description: Out-of-bounds Write</text:p>
      <text:p text:style-name="Standard"><text:s/>Info: https://snyk.io/vuln/SNYK-ALPINE311-MUSL-1042763</text:p>
      <text:p text:style-name="Standard"><text:s/>Introduced through: musl/musl-utils@1.1.24-r2, libc-dev/libc-utils@0.7.2-r0</text:p>
      <text:p text:style-name="Standard"><text:s/>From: musl/musl-utils@1.1.24-r2</text:p>
      <text:p text:style-name="Standard"><text:s/>From: libc-dev/libc-utils@0.7.2-r0 &gt; musl/musl-utils@1.1.24-r2</text:p>
      <text:p text:style-name="Standard"><text:s/>Fixed in: 1.1.24-r3</text:p>
      <text:p text:style-name="Standard"/>
      <text:p text:style-name="Standard">✗ Medium severity vulnerability found in binutils/binutils</text:p>
      <text:p text:style-name="Standard"><text:s/>Description: Improper Input Validation</text:p>
      <text:p text:style-name="Standard"><text:s/>Info: https://snyk.io/vuln/SNYK-ALPINE311-BINUTILS-1255521</text:p>
      <text:p text:style-name="Standard"><text:s/>Introduced through: binutils/binutils@2.33.1-r0, gcc/g++@9.3.0-r0, build-base/build-base@0.5-r1, gcc/libgcc@9.3.0-r0, gcc/libgomp@9.3.0-r0</text:p>
      <text:p text:style-name="Standard"><text:s/>From: binutils/binutils@2.33.1-r0</text:p>
      <text:p text:style-name="Standard"><text:s/>From: gcc/g++@9.3.0-r0 &gt; binutils/binutils@2.33.1-r0</text:p>
      <text:p text:style-name="Standard"><text:s/>From: build-base/build-base@0.5-r1 &gt; binutils/binutils@2.33.1-r0</text:p>
      <text:p text:style-name="Standard"><text:s/>and 3 more...</text:p>
      <text:p text:style-name="Standard"><text:s/>Image layer: 'RUN |1 SECRET_KEY=django-insecure-2q%-kv)rqsy@s4(1gxh#jjgd%!xv_&amp;vkc(fuy^nbso-0()fm=@ /bin/sh -c apk add build-base openldap-dev python2-dev '</text:p>
      <text:p text:style-name="Standard"><text:s/>Fixed in: 2.33.1-r1</text:p>
      <text:p text:style-name="Standard"/>
      <text:p text:style-name="Standard">✗ High severity vulnerability found in sqlite/sqlite-libs</text:p>
      <text:p text:style-name="Standard"><text:s/>Description: Improper Initialization</text:p>
      <text:p text:style-name="Standard"><text:s/>Info: https://snyk.io/vuln/SNYK-ALPINE311-SQLITE-587424</text:p>
      <text:p text:style-name="Standard"><text:s/>Introduced through: sqlite/sqlite-libs@3.30.1-r1, .python-rundeps@20200420.195208, python2/python2@2.7.18-r0</text:p>
      <text:p text:style-name="Standard"><text:s/>From: sqlite/sqlite-libs@3.30.1-r1</text:p>
      <text:p text:style-name="Standard"><text:s/>From: .python-rundeps@20200420.195208 &gt; sqlite/sqlite-libs@3.30.1-r1</text:p>
      <text:p text:style-name="Standard"><text:s/>From: python2/python2@2.7.18-r0 &gt; sqlite/sqlite-libs@3.30.1-r1</text:p>
      <text:p text:style-name="Standard"><text:s/>Fixed in: 3.30.1-r2</text:p>
      <text:p text:style-name="Standard"/>
      <text:p text:style-name="Standard">✗ High severity vulnerability found in krb5/krb5-libs</text:p>
      <text:p text:style-name="Standard"><text:s/>Description: Uncontrolled Recursion</text:p>
      <text:p text:style-name="Standard"><text:s/>Info: https://snyk.io/vuln/SNYK-ALPINE311-KRB5-1043935</text:p>
      <text:p text:style-name="Standard"><text:s/>Introduced through: krb5/krb5-libs@1.17.1-r0, krb5-conf/krb5-conf@1.0-r1, libtirpc/libtirpc@1.1.4-r0</text:p>
      <text:p text:style-name="Standard"><text:s/>From: krb5/krb5-libs@1.17.1-r0</text:p>
      <text:p text:style-name="Standard"><text:s/>From: krb5-conf/krb5-conf@1.0-r1 &gt; krb5/krb5-libs@1.17.1-r0</text:p>
      <text:p text:style-name="Standard"><text:s/>From: libtirpc/libtirpc@1.1.4-r0 &gt; krb5/krb5-libs@1.17.1-r0</text:p>
      <text:p text:style-name="Standard"><text:s/>Fixed in: 1.17.2-r0</text:p>
      <text:p text:style-name="Standard"/>
      <text:p text:style-name="Standard"><text:soft-page-break/>✗ High severity vulnerability found in busybox/busybox</text:p>
      <text:p text:style-name="Standard"><text:s/>Description: Improper Handling of Exceptional Conditions</text:p>
      <text:p text:style-name="Standard"><text:s/>Info: https://snyk.io/vuln/SNYK-ALPINE311-BUSYBOX-1090152</text:p>
      <text:p text:style-name="Standard"><text:s/>Introduced through: busybox/busybox@1.31.1-r9, alpine-baselayout/alpine-baselayout@3.2.0-r3, ca-certificates/ca-certificates@20191127-r1, busybox/ssl_client@1.31.1-r9</text:p>
      <text:p text:style-name="Standard"><text:s/>From: busybox/busybox@1.31.1-r9</text:p>
      <text:p text:style-name="Standard"><text:s/>From: alpine-baselayout/alpine-baselayout@3.2.0-r3 &gt; busybox/busybox@1.31.1-r9</text:p>
      <text:p text:style-name="Standard"><text:s/>From: ca-certificates/ca-certificates@20191127-r1 &gt; busybox/busybox@1.31.1-r9</text:p>
      <text:p text:style-name="Standard"><text:s/>and 1 more...</text:p>
      <text:p text:style-name="Standard"><text:s/>Fixed in: 1.31.1-r10</text:p>
      <text:p text:style-name="Standard"/>
      <text:p text:style-name="Standard">✗ High severity vulnerability found in apk-tools/apk-tools</text:p>
      <text:p text:style-name="Standard"><text:s/>Description: Out-of-bounds Read</text:p>
      <text:p text:style-name="Standard"><text:s/>Info: https://snyk.io/vuln/SNYK-ALPINE311-APKTOOLS-1246343</text:p>
      <text:p text:style-name="Standard"><text:s/>Introduced through: apk-tools/apk-tools@2.10.4-r3</text:p>
      <text:p text:style-name="Standard"><text:s/>From: apk-tools/apk-tools@2.10.4-r3</text:p>
      <text:p text:style-name="Standard"><text:s/>Fixed in: 2.10.6-r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9:41:32.868051971</meta:creation-date>
    <meta:generator>LibreOffice/6.4.7.2$Linux_X86_64 LibreOffice_project/40$Build-2</meta:generator>
    <dc:date>2021-08-04T10:45:39.769323091</dc:date>
    <meta:editing-duration>PT32M39S</meta:editing-duration>
    <meta:editing-cycles>12</meta:editing-cycles>
    <meta:document-statistic meta:table-count="0" meta:image-count="0" meta:object-count="0" meta:page-count="4" meta:paragraph-count="92" meta:word-count="892" meta:character-count="8452" meta:non-whitespace-character-count="7627"/>
  </office:meta>
</office:document-meta>
</file>